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517cm" fo:margin-left="-0.206cm" fo:margin-top="0cm" fo:margin-bottom="0cm" table:align="left"/>
    </style:style>
    <style:style style:name="Tableau1.A" style:family="table-column">
      <style:table-column-properties style:column-width="9.259cm"/>
    </style:style>
    <style:style style:name="Tableau1.B" style:family="table-column">
      <style:table-column-properties style:column-width="18.25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au2" style:family="table">
      <style:table-properties style:width="27.517cm" fo:margin-left="-0.206cm" fo:margin-top="0cm" fo:margin-bottom="0cm" table:align="left"/>
    </style:style>
    <style:style style:name="Tableau2.A" style:family="table-column">
      <style:table-column-properties style:column-width="9.259cm"/>
    </style:style>
    <style:style style:name="Tableau2.B" style:family="table-column">
      <style:table-column-properties style:column-width="18.25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au2.2" style:family="table-row">
      <style:table-row-properties style:min-row-height="0.811cm" fo:keep-together="auto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92d3f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Courier New" officeooo:paragraph-rsid="00092d3f" style:font-name-asian="Courier New1" style:font-name-complex="Courier New1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092d3f"/>
    </style:style>
    <style:style style:name="P4" style:family="paragraph" style:parent-style-name="Title" style:master-page-name="Standard">
      <style:paragraph-properties fo:margin-top="0cm" fo:margin-bottom="0cm" loext:contextual-spacing="false" style:page-number="1"/>
      <style:text-properties officeooo:paragraph-rsid="00092d3f"/>
    </style:style>
    <style:style style:name="P5" style:family="paragraph" style:parent-style-name="Heading_20_2">
      <style:paragraph-properties fo:margin-top="0cm" fo:margin-bottom="0cm" loext:contextual-spacing="false"/>
      <style:text-properties officeooo:paragraph-rsid="00092d3f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Courier New" style:font-name-asian="Courier New1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MO CORDOVA + Vue.js</text:p>
      <text:p text:style-name="P5"><text:bookmark text:name="_dwzlrlqp64jr"/>Structure d’un projet Cordova + Vue.js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1">Contenu du répertoire </text:span><text:span text:style-name="T2">“build”</text:span></text:p>
            <text:p text:style-name="P2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Contenu du répertoire </text:span><text:span text:style-name="T2">“config”</text:span></text:p>
            <text:p text:style-name="P2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Contenu du répertoire </text:span><text:span text:style-name="T2">“node_modules”</text:span></text:p>
          </table:table-cell>
          <table:table-cell table:style-name="Tableau1.A1" office:value-type="string">
            <text:p text:style-name="P1"/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Contenu du répertoire</text:span><text:span text:style-name="T2"> “resources”</text:span></text:p>
          </table:table-cell>
          <table:table-cell table:style-name="Tableau1.A1" office:value-type="string">
            <text:p text:style-name="P1"/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Contenu du répertoire</text:span><text:span text:style-name="T2"> “src”</text:span></text:p>
          </table:table-cell>
          <table:table-cell table:style-name="Tableau1.A1" office:value-type="string">
            <text:p text:style-name="P1"/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Contenu du répertoire</text:span><text:span text:style-name="T2"> “static”</text:span></text:p>
          </table:table-cell>
          <table:table-cell table:style-name="Tableau1.A1" office:value-type="string">
            <text:p text:style-name="P1"/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Contenu du répertoire</text:span><text:span text:style-name="T2"> “www”</text:span></text:p>
          </table:table-cell>
          <table:table-cell table:style-name="Tableau1.A1" office:value-type="string">
            <text:p text:style-name="P1"/>
            <text:p text:style-name="P1"/>
          </table:table-cell>
        </table:table-row>
      </table:table>
      <text:p text:style-name="P3"/>
      <text:p text:style-name="P5"><text:bookmark text:name="_p68f9qetm6v0"/>Commandes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pan text:style-name="T1">Résultat de la commande</text:span></text:p>
            <text:p text:style-name="P1"><text:span text:style-name="T2">“npm run dev”</text:span></text:p>
          </table:table-cell>
          <table:table-cell table:style-name="Tableau2.A1" office:value-type="string">
            <text:p text:style-name="P1"/>
          </table:table-cell>
        </table:table-row>
        <table:table-row table:style-name="Tableau2.2">
          <table:table-cell table:style-name="Tableau2.A1" office:value-type="string">
            <text:p text:style-name="P1"><text:span text:style-name="T1">Résultat de la commande</text:span></text:p>
            <text:p text:style-name="P1"><text:span text:style-name="T2">“npm run build”</text:span></text:p>
          </table:table-cell>
          <table:table-cell table:style-name="Tableau2.A1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19:24.643000000</meta:creation-date>
    <dc:date>2018-03-01T09:20:14.861000000</dc:date>
    <meta:editing-duration>PT50S</meta:editing-duration>
    <meta:editing-cycles>1</meta:editing-cycles>
    <meta:document-statistic meta:table-count="2" meta:image-count="0" meta:object-count="0" meta:page-count="1" meta:paragraph-count="14" meta:word-count="53" meta:character-count="354" meta:non-whitespace-character-count="315"/>
    <meta:generator>LibreOffice/5.4.1.2$Windows_X86_64 LibreOffice_project/ea7cb86e6eeb2bf3a5af73a8f7777ac570321527</meta:generator>
  </office:meta>
</office:document-meta>
</file>